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text-shadow="0.0145in 0.0145in 0.0416in #000000" fo:color="#E7E6E6" fo:font-size="3pt" style:font-size-asian="3pt" style:font-size-complex="3pt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z-index="251659264" draw:id="id0" draw:style-name="a0" draw:name="Text Box 1" text:anchor-type="paragraph" svg:x="4.6519in" svg:y="1.8553in" svg:width="2in" svg:height="2in" style:rel-width="scale" style:rel-height="scale"><draw:text-box><text:p text:style-name="P2">vinci</text:p></draw:text-box><svg:title/><svg:desc/></draw:frame><draw:frame draw:style-name="a1" draw:name="Picture 3" text:anchor-type="as-char" svg:x="0in" svg:y="0in" svg:width="9.375in" svg:height="5.2708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elly Sachdev</meta:initial-creator>
    <dc:creator>Shelly Sachdev</dc:creator>
    <meta:creation-date>2023-06-22T19:59:00Z</meta:creation-date>
    <dc:date>2023-06-22T19:59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2" meta:row-count="1" meta:non-whitespace-character-count="2"/>
  </office:meta>
</office:document-meta>
</file>